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a3b8cb" draw:textarea-horizontal-align="center" draw:textarea-vertical-align="middle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823cm"/>
    </style:style>
    <style:style style:name="gr4" style:family="graphic" style:parent-style-name="standard">
      <style:graphic-properties draw:stroke="dash" draw:stroke-dash="Fine_20_Dashed_20__28_var_29_" draw:fill="gradient" draw:fill-color="#99ccff" draw:fill-gradient-name="Gradient_20_1" draw:opacity="0%" draw:textarea-horizontal-align="center" draw:textarea-vertical-align="middle" draw:shadow-offset-x="0.305cm" draw:shadow-offset-y="0.305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4.374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1.52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5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66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4cm" fo:min-width="2.8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2.874cm"/>
    </style:style>
    <style:style style:name="gr18" style:family="graphic" style:parent-style-name="standard">
      <style:graphic-properties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1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font-size="11pt"/>
    </style:style>
    <style:style style:name="P8" style:family="paragraph">
      <style:paragraph-properties fo:margin-left="0cm" fo:margin-right="0cm" fo:text-indent="0cm"/>
      <style:text-properties fo:font-size="8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8pt"/>
    </style:style>
    <style:style style:name="T4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934cm" svg:height="10.16cm" svg:x="9.481cm" svg:y="3.81cm">
          <text:p text:style-name="P2"/>
        </draw:rect>
        <draw:rect draw:style-name="gr2" draw:text-style-name="P1" draw:layer="layout" svg:width="7.751cm" svg:height="6.951cm" svg:x="10.029cm" svg:y="6.484cm">
          <text:p text:style-name="P2"/>
        </draw:rect>
        <draw:frame draw:style-name="gr3" draw:text-style-name="P2" draw:layer="layout" svg:width="2.695cm" svg:height="0.962cm" svg:x="10.576cm" svg:y="6.484cm">
          <draw:text-box>
            <text:p text:style-name="P2">Domain</text:p>
          </draw:text-box>
        </draw:frame>
        <draw:ellipse draw:style-name="gr4" draw:text-style-name="P1" draw:layer="layout" svg:width="6.569cm" svg:height="5.348cm" svg:x="10.029cm" svg:y="7.553cm">
          <text:p text:style-name="P2"/>
        </draw:ellipse>
        <draw:frame draw:style-name="gr5" draw:text-style-name="P2" draw:layer="layout" svg:width="5.654cm" svg:height="0.962cm" svg:x="11.176cm" svg:y="4.345cm">
          <draw:text-box>
            <text:p text:style-name="P2">Application Server</text:p>
          </draw:text-box>
        </draw:frame>
        <draw:g draw:id="id2">
          <draw:ellipse draw:style-name="gr6" draw:text-style-name="P1" draw:layer="layout" svg:width="3.832cm" svg:height="1.069cm" svg:x="12.218cm" svg:y="8.088cm">
            <text:p text:style-name="P2"/>
          </draw:ellipse>
          <draw:frame draw:style-name="gr7" draw:text-style-name="P3" draw:layer="layout" svg:width="2.348cm" svg:height="0.725cm" svg:x="13.141cm" svg:y="8.294cm">
            <draw:text-box>
              <text:p text:style-name="P2"><text:span text:style-name="T1">Instance1</text:span></text:p>
            </draw:text-box>
          </draw:frame>
          <draw:rect draw:style-name="gr8" draw:text-style-name="P5" draw:layer="layout" svg:width="1.095cm" svg:height="0.535cm" svg:x="12.218cm" svg:y="8.088cm">
            <text:p text:style-name="P4"><text:span text:style-name="T2">MDB</text:span></text:p>
          </draw:rect>
          <draw:rect draw:style-name="gr8" draw:text-style-name="P5" draw:layer="layout" svg:width="1.642cm" svg:height="1.069cm" svg:x="10.576cm" svg:y="8.088cm">
            <text:p text:style-name="P4"><text:span text:style-name="T2">Generic </text:span></text:p>
            <text:p text:style-name="P4"><text:span text:style-name="T2">jms ra</text:span></text:p>
          </draw:rect>
        </draw:g>
        <draw:g draw:id="id4">
          <draw:ellipse draw:style-name="gr6" draw:text-style-name="P1" draw:layer="layout" svg:width="3.832cm" svg:height="1.07cm" svg:x="12.218cm" svg:y="9.692cm">
            <text:p text:style-name="P2"/>
          </draw:ellipse>
          <draw:frame draw:style-name="gr7" draw:text-style-name="P3" draw:layer="layout" svg:width="2.348cm" svg:height="0.725cm" svg:x="13.141cm" svg:y="9.898cm">
            <draw:text-box>
              <text:p text:style-name="P2"><text:span text:style-name="T1">Instance2</text:span></text:p>
            </draw:text-box>
          </draw:frame>
          <draw:rect draw:style-name="gr8" draw:text-style-name="P5" draw:layer="layout" svg:width="1.095cm" svg:height="0.535cm" svg:x="12.218cm" svg:y="9.692cm">
            <text:p text:style-name="P4"><text:span text:style-name="T2">MDB</text:span></text:p>
          </draw:rect>
          <draw:rect draw:style-name="gr8" draw:text-style-name="P5" draw:layer="layout" svg:width="1.642cm" svg:height="1.07cm" svg:x="10.576cm" svg:y="9.692cm">
            <text:p text:style-name="P4"><text:span text:style-name="T2">Generic </text:span></text:p>
            <text:p text:style-name="P4"><text:span text:style-name="T2">jms ra</text:span></text:p>
          </draw:rect>
        </draw:g>
        <draw:g draw:id="id1">
          <draw:ellipse draw:style-name="gr6" draw:text-style-name="P1" draw:layer="layout" svg:width="3.832cm" svg:height="1.07cm" svg:x="12.218cm" svg:y="11.296cm">
            <text:p text:style-name="P2"/>
          </draw:ellipse>
          <draw:frame draw:style-name="gr9" draw:text-style-name="P3" draw:layer="layout" svg:width="2.348cm" svg:height="0.725cm" svg:x="13.141cm" svg:y="11.503cm">
            <draw:text-box>
              <text:p text:style-name="P2"><text:span text:style-name="T1">Instance3</text:span></text:p>
            </draw:text-box>
          </draw:frame>
          <draw:rect draw:style-name="gr8" draw:text-style-name="P5" draw:layer="layout" svg:width="1.095cm" svg:height="0.535cm" svg:x="12.218cm" svg:y="11.296cm">
            <text:p text:style-name="P4"><text:span text:style-name="T2">MDB</text:span></text:p>
          </draw:rect>
          <draw:rect draw:style-name="gr8" draw:text-style-name="P5" draw:layer="layout" svg:width="1.642cm" svg:height="1.07cm" svg:x="10.576cm" svg:y="11.296cm">
            <text:p text:style-name="P4"><text:span text:style-name="T2">Generic </text:span></text:p>
            <text:p text:style-name="P4"><text:span text:style-name="T2">jms ra</text:span></text:p>
          </draw:rect>
        </draw:g>
        <draw:frame draw:style-name="gr10" draw:text-style-name="P2" draw:layer="layout" svg:width="2.513cm" svg:height="0.962cm" svg:x="14.408cm" svg:y="10.486cm">
          <draw:text-box>
            <text:p text:style-name="P2">Cluster</text:p>
          </draw:text-box>
        </draw:frame>
        <draw:rect draw:style-name="gr8" draw:text-style-name="P1" draw:layer="layout" svg:width="3.284cm" svg:height="3.743cm" svg:x="1.27cm" svg:y="7.553cm">
          <text:p text:style-name="P4">JMS</text:p>
          <text:p text:style-name="P4">Broker</text:p>
        </draw:rect>
        <draw:custom-shape draw:style-name="gr11" draw:text-style-name="P6" draw:layer="layout" svg:width="1.095cm" svg:height="1.604cm" svg:x="4.077cm" svg:y="8.668cm">
          <text:p text:style-name="P4"><text:span text:style-name="T1">Topic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" draw:layer="layout" svg:x1="5.102cm" svg:y1="9.157cm" svg:x2="10.576cm" svg:y2="8.623cm">
          <text:p text:style-name="P2"/>
        </draw:line>
        <draw:line draw:style-name="gr12" draw:text-style-name="P1" draw:layer="layout" svg:x1="5.102cm" svg:y1="9.439cm" svg:x2="10.576cm" svg:y2="10.227cm">
          <text:p text:style-name="P2"/>
        </draw:line>
        <draw:line draw:style-name="gr12" draw:text-style-name="P1" draw:layer="layout" svg:x1="5.102cm" svg:y1="9.692cm" svg:x2="10.576cm" svg:y2="11.831cm">
          <text:p text:style-name="P2"/>
        </draw:line>
        <draw:frame draw:style-name="gr13" draw:text-style-name="P7" draw:layer="layout" svg:width="2.847cm" svg:height="0.683cm" svg:x="5.102cm" svg:y="10.762cm">
          <draw:text-box>
            <text:p text:style-name="P2"><text:span text:style-name="T2">Subscription3</text:span></text:p>
          </draw:text-box>
        </draw:frame>
        <draw:frame draw:style-name="gr14" draw:text-style-name="P7" draw:layer="layout" svg:width="2.852cm" svg:height="0.683cm" svg:x="6.744cm" svg:y="9.157cm">
          <draw:text-box>
            <text:p text:style-name="P2"><text:span text:style-name="T2">Subscription2</text:span></text:p>
          </draw:text-box>
        </draw:frame>
        <draw:frame draw:style-name="gr15" draw:text-style-name="P7" draw:layer="layout" svg:width="2.852cm" svg:height="0.683cm" svg:x="6.197cm" svg:y="7.553cm">
          <draw:text-box>
            <text:p text:style-name="P2"><text:span text:style-name="T2">Subscription1</text:span></text:p>
          </draw:text-box>
        </draw:frame>
        <draw:frame draw:style-name="gr16" draw:text-style-name="P8" draw:layer="layout" svg:width="4.483cm" svg:height="0.604cm" svg:x="5.08cm" svg:y="8.088cm">
          <draw:text-box>
            <text:p text:style-name="P2"><text:span text:style-name="T3">Messages 1,4,7,8,11...X...N</text:span></text:p>
          </draw:text-box>
        </draw:frame>
        <draw:frame draw:style-name="gr17" draw:text-style-name="P8" draw:layer="layout" svg:width="4.549cm" svg:height="0.605cm" svg:x="5.08cm" svg:y="9.525cm">
          <draw:text-box>
            <text:p text:style-name="P2"><text:span text:style-name="T3">Messages 2,3,10...Y...N-1</text:span></text:p>
          </draw:text-box>
        </draw:frame>
        <draw:frame draw:style-name="gr17" draw:text-style-name="P8" draw:layer="layout" svg:width="3.914cm" svg:height="0.605cm" svg:x="4.341cm" svg:y="11.43cm">
          <draw:text-box>
            <text:p text:style-name="P2"><text:span text:style-name="T3">Messages 5,6,9..Z....N+1</text:span></text:p>
          </draw:text-box>
        </draw:frame>
        <draw:rect draw:style-name="gr18" draw:text-style-name="P9" draw:layer="layout" svg:width="8.89cm" svg:height="2.54cm" svg:x="1.27cm" svg:y="14.605cm">
          <text:p text:style-name="P4"><text:span text:style-name="T4">Activation Spec config</text:span></text:p>
          <text:p text:style-name="P4"><text:span text:style-name="T4">LoadBalancingRequired=true(default)</text:span></text:p>
          <text:p text:style-name="P4"><text:span text:style-name="T4">InstanceCount=3</text:span></text:p>
        </draw:rect>
        <draw:line draw:style-name="gr12" draw:text-style-name="P1" draw:layer="layout" svg:x1="12.7cm" svg:y1="8.655cm" svg:x2="3.81cm" svg:y2="14.605cm">
          <text:p text:style-name="P2"/>
        </draw:line>
        <draw:line draw:style-name="gr12" draw:text-style-name="P1" draw:layer="layout" svg:x1="12.7cm" svg:y1="10.16cm" svg:x2="5.08cm" svg:y2="14.605cm">
          <text:p text:style-name="P2"/>
        </draw:line>
        <draw:line draw:style-name="gr12" draw:text-style-name="P1" draw:layer="layout" svg:x1="12.7cm" svg:y1="11.865cm" svg:x2="6.35cm" svg:y2="14.605cm">
          <text:p text:style-name="P2"/>
        </draw:line>
        <draw:rect draw:style-name="gr18" draw:text-style-name="P10" draw:id="id6" draw:layer="layout" svg:width="8.255cm" svg:height="2.54cm" svg:x="12.065cm" svg:y="15.24cm">
          <text:p text:style-name="P4"><text:span text:style-name="T4">JVM properties</text:span></text:p>
          <text:p text:style-name="P4"><text:span text:style-name="T3">com.sun.genericra.loadbalancing.instance.id=0( for Instance1)</text:span></text:p>
          <text:p text:style-name="P4"><text:span text:style-name="T3">com.sun.genericra.loadbalancing.instance.id=1( for Instance2)</text:span></text:p>
          <text:p text:style-name="P4"><text:span text:style-name="T3">com.sun.genericra.loadbalancing.instance.id=2( for Instance3)</text:span></text:p>
        </draw:rect>
        <draw:connector draw:style-name="gr12" draw:text-style-name="P1" draw:id="id3" draw:layer="layout" draw:line-skew="0.595cm" svg:x1="16.05cm" svg:y1="11.831cm" svg:x2="16.05cm" svg:y2="8.622cm" draw:start-shape="id1" draw:end-shape="id2" draw:end-glue-point="1">
          <text:p text:style-name="P2"/>
        </draw:connector>
        <draw:connector draw:style-name="gr12" draw:text-style-name="P1" draw:id="id5" draw:layer="layout" draw:line-skew="-0.5cm" svg:x1="17.145cm" svg:y1="10.226cm" svg:x2="16.05cm" svg:y2="10.227cm" draw:start-shape="id3" draw:start-glue-point="0" draw:end-shape="id4" draw:end-glue-point="1">
          <text:p text:style-name="P2"/>
        </draw:connector>
        <draw:connector draw:style-name="gr12" draw:text-style-name="P1" draw:layer="layout" svg:x1="17.145cm" svg:y1="10.226cm" svg:x2="16.192cm" svg:y2="15.24cm" draw:start-shape="id5" draw:start-glue-point="0" draw:end-shape="id6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8-01T14:01:24</meta:creation-date>
    <dc:date>2006-08-02T05:53:05</dc:date>
    <dc:language>en-US</dc:language>
    <meta:editing-cycles>3</meta:editing-cycles>
    <meta:editing-duration>PT14M46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